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: Shader erneuern, /aus den Folien</text:p>
      <text:p text:style-name="Standard">2:Transformation per Matrix?</text:p>
      <text:p text:style-name="Standard">3:Modellierung ändern</text:p>
      <text:p text:style-name="Standard"/>
      <text:p text:style-name="Standard">glFrustum() ersetzen durch Matrix4f projection = new Matrix4f(); &lt;- Projektionsmatrix</text:p>
      <text:p text:style-name="Standard">Matrix4f modelViewProjection = new Matrix4f(projection);</text:p>
      <text:p text:style-name="Standard">statt glTranslate/Rotate/Scale</text:p>
      <text:p text:style-name="Standard">modelViewProjection.translate/rotate/scale</text:p>
      <text:p text:style-name="Standard">push pop matrix?</text:p>
      <text:p text:style-name="Standard"/>
      <text:p text:style-name="Standard">Shader:</text:p>
      <text:p text:style-name="Standard">uniform mt4 ...</text:p>
      <text:p text:style-name="Standard">gl_position = ... * gl_Vertex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4S</meta:editing-duration>
    <meta:editing-cycles>4</meta:editing-cycles>
    <meta:generator>OpenOffice.org/3.4.1$Win32 OpenOffice.org_project/341m1$Build-9593</meta:generator>
    <dc:date>2014-01-07T12:38:19.56</dc:date>
    <meta:document-statistic meta:table-count="0" meta:image-count="0" meta:object-count="0" meta:page-count="1" meta:paragraph-count="11" meta:word-count="41" meta:character-count="364"/>
    <meta:user-defined meta:name="Info 1"/>
    <meta:user-defined meta:name="Info 2"/>
    <meta:user-defined meta:name="Info 3"/>
    <meta:user-defined meta:name="Info 4"/>
  </office:meta>
</office:document-meta>
</file>